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monospace" fo:letter-spacing="normal" fo:font-style="normal" fo:font-weight="normal" style:font-weight-asian="bold" style:font-weight-complex="bold"/>
    </style:style>
    <style:style style:name="P2" style:family="paragraph" style:parent-style-name="Preformatted_20_Text">
      <style:text-properties fo:font-variant="normal" fo:text-transform="none" fo:color="#000000" style:font-name="monospace" fo:font-size="12pt" fo:letter-spacing="normal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>
      <style:text-properties fo:font-variant="normal" fo:text-transform="none" fo:color="#000000" style:font-name="monospace" fo:font-size="12pt" fo:letter-spacing="normal" fo:font-style="italic" fo:font-weight="normal" style:font-size-asian="12pt" style:font-style-asian="italic" style:font-size-complex="12pt" style:font-style-complex="italic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style:font-style-asian="italic" style:font-style-complex="italic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text-properties fo:font-size="12pt" fo:font-style="italic" fo:font-weight="bold" style:font-size-asian="12pt" style:font-style-asian="italic" style:font-size-complex="12pt" style:font-style-complex="italic"/>
    </style:style>
    <style:style style:name="P14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e162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font-name="monospace" fo:letter-spacing="normal" fo:font-style="normal" fo:font-weight="normal"/>
    </style:style>
    <style:style style:name="T5" style:family="text">
      <style:text-properties fo:font-variant="normal" fo:text-transform="none" fo:color="#000000" style:font-name="monospace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style:font-name="monospace" fo:letter-spacing="normal" fo:font-style="normal" fo:font-weight="normal" officeooo:rsid="0002e162"/>
    </style:style>
    <style:style style:name="T7" style:family="text">
      <style:text-properties fo:font-variant="normal" fo:text-transform="none" fo:color="#000000" style:font-name="monospace" fo:letter-spacing="normal" fo:font-style="normal" style:font-weight-asian="bold" style:font-weight-complex="bold"/>
    </style:style>
    <style:style style:name="T8" style:family="text">
      <style:text-properties fo:font-variant="normal" fo:text-transform="none" fo:color="#000000" style:font-name="monospace" fo:letter-spacing="normal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000000" style:font-name="monospace" fo:letter-spacing="normal" fo:font-style="italic" fo:font-weight="normal" officeooo:rsid="00006b8a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000000" style:font-name="monospace" fo:letter-spacing="normal" fo:font-style="italic" fo:font-weight="normal" style:font-style-asian="italic" style:font-style-complex="italic"/>
    </style:style>
    <style:style style:name="T11" style:family="text">
      <style:text-properties fo:font-variant="normal" fo:text-transform="none" fo:color="#000000" style:font-name="monospace" fo:letter-spacing="normal" fo:font-style="italic" fo:font-weight="normal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font-name="monospace" fo:letter-spacing="normal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font-variant="normal" fo:text-transform="none" fo:color="#000000" style:font-name="monospace" fo:letter-spacing="normal" fo:font-weight="normal"/>
    </style:style>
    <style:style style:name="T14" style:family="text">
      <style:text-properties fo:font-variant="normal" fo:text-transform="none" fo:color="#000000" style:font-name="monospace" fo:letter-spacing="normal" fo:font-weight="normal" style:font-weight-asian="normal" style:font-weight-complex="normal"/>
    </style:style>
    <style:style style:name="T15" style:family="text">
      <style:text-properties fo:font-variant="normal" fo:text-transform="none" fo:color="#000000" style:font-name="monospace" fo:letter-spacing="normal" fo:font-weight="normal" officeooo:rsid="0002e162"/>
    </style:style>
    <style:style style:name="T16" style:family="text">
      <style:text-properties style:font-weight-asian="bold" style:font-weight-complex="bold"/>
    </style:style>
    <style:style style:name="T17" style:family="text">
      <style:text-properties officeooo:rsid="0002e162" style:font-weight-asian="bold" style:font-weight-complex="bold"/>
    </style:style>
    <style:style style:name="T18" style:family="text">
      <style:text-properties officeooo:rsid="000299ba"/>
    </style:style>
    <style:style style:name="T19" style:family="text">
      <style:text-properties officeooo:rsid="0002e1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actice6: control operators( ;, &amp;, $?, &amp;&amp;, ||, #, \ )</text:p>
      <text:p text:style-name="P4"/>
      <text:p text:style-name="P9">Each question can be answered by one command line!</text:p>
      <text:p text:style-name="Standard"/>
      <text:p text:style-name="P6">1. When you type passwd, which file is executed ?</text:p>
      <text:p text:style-name="P5"><text:span text:style-name="T16"><text:tab/></text:span><text:span text:style-name="T12">which passwd,</text:span><text:span text:style-name="T8"> </text:span><text:span text:style-name="T9">this file get executed when passwd is typed in terminal.</text:span></text:p>
      <text:p text:style-name="P12"/>
      <text:p text:style-name="P6">2. What kind of file is that ?</text:p>
      <text:p text:style-name="P5"><text:span text:style-name="T16"><text:tab/></text:span><text:span text:style-name="T10">file /usr/bin/passwd</text:span></text:p>
      <text:p text:style-name="P10"/>
      <text:p text:style-name="P6">3. Execute the pwd command twice. (remember 0.)</text:p>
      <text:p text:style-name="P11"><text:span text:style-name="T16"><text:tab/></text:span><text:span text:style-name="T13">pwd ; pwd</text:span></text:p>
      <text:p text:style-name="P10"/>
      <text:p text:style-name="P6">4. Execute ls after cd /etc, but only if cd /etc did not error.</text:p>
      <text:p text:style-name="P5"><text:span text:style-name="T16"><text:tab/></text:span><text:span text:style-name="T11">cd /etc &amp;&amp; ls</text:span></text:p>
      <text:p text:style-name="P5"><text:span text:style-name="T11"/></text:p>
      <text:p text:style-name="P6">5. Execute cd /etc after cd etc, but only if cd etc fails.</text:p>
      <text:p text:style-name="P5"><text:span text:style-name="T16"><text:tab/></text:span><text:span text:style-name="T10">cd etc || cd /etc</text:span></text:p>
      <text:p text:style-name="P6"/>
      <text:p text:style-name="P6">6. Echo it worked when 'touch test42' works, and echo it failed when the touch failed. All on one command line as a normal user (not root). Test this line in your home directory and in /bin/ .</text:p>
      <text:p text:style-name="P13"><text:span text:style-name="T2">bindu</text:span><text:span text:style-name="T14">@</text:span><text:span text:style-name="T13">deb</text:span><text:span text:style-name="T15">861</text:span><text:span text:style-name="T13">:~$ cd ; touch test42 &amp;&amp; echo it worked || echo it failed it worked</text:span></text:p>
      <text:p text:style-name="P2"><text:span text:style-name="T19">bindu</text:span>@deb<text:span text:style-name="T19">861</text:span>:~$ cd /bin; touch test42 &amp;&amp; echo it worked || echo it failed</text:p>
      <text:p text:style-name="P3"><text:span text:style-name="T16">touch: cannot touch `test42': Permission denied </text:span>it failed</text:p>
      <text:p text:style-name="P14"><text:span text:style-name="T13"/></text:p>
      <text:p text:style-name="P5"><text:span text:style-name="T16"><text:tab/></text:span></text:p>
      <text:p text:style-name="P6">7. Execute sleep 6, what is this command doing ?</text:p>
      <text:p text:style-name="P11"><text:span text:style-name="T16"><text:tab/></text:span><text:span text:style-name="T13">pausing for six seconds</text:span></text:p>
      <text:p text:style-name="P6"/>
      <text:p text:style-name="P6">8. Execute sleep 200 in background (do not wait for it to finish).</text:p>
      <text:p text:style-name="P5"><text:span text:style-name="T16"><text:tab/></text:span><text:span text:style-name="T10">sleep 200 &amp;</text:span></text:p>
      <text:p text:style-name="P6"/>
      <text:p text:style-name="P6">9. Write a command line that executes rm file55. Your command line should print 'success'</text:p>
      <text:p text:style-name="P6">if file55 is removed, and print 'failed' if there was a problem.</text:p>
      <text:p text:style-name="P5"><text:span text:style-name="T16"><text:tab/></text:span><text:span text:style-name="T10">rm file55 &amp;&amp; echo success || echo failed</text:span></text:p>
      <text:p text:style-name="P6"/>
      <text:p text:style-name="P6">10. Use echo to display "Hello World with strange' characters \ * [ } ~ \\ ." (including all quotes)</text:p>
      <text:p text:style-name="P5"><text:span text:style-name="T16"><text:tab/></text:span><text:span text:style-name="T4">echo \"Hello World with strange\' characters \\ \* \[ \} \~ \\\\ \. \"</text:span></text:p>
      <text:p text:style-name="P8"><text:s/><text:span text:style-name="T18">or</text:span></text:p>
      <text:p text:style-name="P1">echo \""Hello World with strange' characters \ * [ } ~ \\ . "\"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6:55:32.657684904</meta:creation-date>
    <dc:date>2020-09-29T17:53:51.823467232</dc:date>
    <meta:editing-duration>PT7M38S</meta:editing-duration>
    <meta:editing-cycles>1</meta:editing-cycles>
    <meta:generator>LibreOffice/6.4.4.2$Linux_X86_64 LibreOffice_project/40$Build-2</meta:generator>
    <meta:document-statistic meta:table-count="0" meta:image-count="0" meta:object-count="0" meta:page-count="1" meta:paragraph-count="28" meta:word-count="287" meta:character-count="1468" meta:non-whitespace-character-count="1197"/>
  </office:meta>
</office:document-meta>
</file>